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2" text:outline-level="2">Installing the Tracker </text:h>
      <text:p text:style-name="Text_20_body_20_indent">Follow instructions in the Installation_Instructions file on Tracker distribution CD to install Tracker. </text:p>
      <text:h text:style-name="Heading_20_2" text:outline-level="2">View Release Changes</text:h>
      <text:p text:style-name="Text_20_body_20_indent">Go to the Tracker Documentation directory of the Tracker distribution CD to view changes in this release. <text:s/>(They can be seen in the latest Tracker_Changes-milestone.html file.)</text:p>
      <text:h text:style-name="Heading_20_2" text:outline-level="2">View User Guide documentation </text:h>
      <text:p text:style-name="Text_20_body_20_indent">Go to the Tracker Documentation directory of the Tracker distribution CD to view the Tracker_User_Guild.pdf.</text:p>
      <text:p text:style-name="Text_20_body_20_indent">This is the same documentation that is contained in the Online Help documentation. <text:s/></text:p>
      <text:h text:style-name="Heading_20_2" text:outline-level="2">Start the Tracker </text:h>
      <text:p text:style-name="Text_20_body_20_indent">You’ll be prompted with a dialog to ‘Select a workspace’.<text:line-break/>Take the default, check the box <text:s/><text:span text:style-name="T1">Use this as the default and do not ask again</text:span> (You can change this setting later if you wish.) and select the <text:span text:style-name="T1">OK</text:span> button. Since this is the first time using the Tracker in this workspace, you will be shown a <text:span text:style-name="T1">Welcome </text:span>screen. <text:s/>There is not much in this screen right now so just click on the arrow like ribbon icon on the right side of the <text:span text:style-name="T1">Welcome</text:span> screen to go to the Tracker Workbench. </text:p>
      <text:h text:style-name="Heading_20_2" text:outline-level="2">View Online Help documentation </text:h>
      <text:p text:style-name="Text_20_body_20_indent">Once in the workbench you can get Online Help. <text:s/>Go to the Help menu item select ‘Help Contents’ to visualize the Help documentation. The documentation browser will present all the user guides for the Eclipse Workbench and the Tracker. <text:s/></text:p>
      <text:h text:style-name="Heading_20_2" text:outline-level="2">Create an example Tracker Project </text:h>
      <text:p text:style-name="Text_20_body_20_indent">Since this is the first time using your workspace, the Workspace <text:span text:style-name="T1">Navigator</text:span> will not show any Tracker Projects or Artifacts. <text:s/>Create an example project by selecting the ‘New’ toolbutton in the toolbar. That’s the first toolbutton in the toolbar directly over the Navigator window. <text:s/>From the ‘<text:span text:style-name="T1">Select a Wizard</text:span>’ dialog, open up the ‘<text:span text:style-name="T1">Tracker Examples</text:span>’ folder Select ‘<text:span text:style-name="T1">Tracker Example Project</text:span>’ and select the <text:span text:style-name="T1">Next&gt;</text:span> button on the bottom of the Dialog window. When prompted for a Project name type in the word ‘MyExample’. <text:s/>A dialog will appear indicating a project called ‘MyExample’ was created in the workspace and the Query View was populated with some example queries. <text:s/>You’ll see the project and it’s artifacts appear in the <text:span text:style-name="T1">Navigator</text:span> window and a Premises Document called ‘example.premises’ will be opened for editing in the Tracker Editor to the right of the <text:span text:style-name="T1">Navigator</text:span>. </text:p>
      <text:h text:style-name="Heading_20_2" text:outline-level="2">Examining the contents of the MyExample Project </text:h>
      <text:p text:style-name="Text_20_body_20_indent">The ‘<text:span text:style-name="T1">Tracker Example Project</text:span>’ wizard creates a project with one TagID number file called capture.tags file, an example Animal document templated called ‘example.animal, a Premises document called example.premises and a project properties file called .project file. (You can ignore the .project file. In later versions of the Tracker, we will hide this file.) </text:p>
      <text:h text:style-name="Heading_20_2" text:outline-level="2">Working with the example.premises Premises Document </text:h>
      <text:p text:style-name="Text_20_body_20_indent">The Premises document is initially visualized in the Tracker Editor and shown in the Selection tab. <text:s/>The selection tab presents Premises Documents to users in a Tree View. <text:s/>(Other Tracker Editor tabs visualize different parts of the Premises Document Elements as Trees and Tables.) Use your mouse to expand the nodes of the example.premises document in the Selection tab to examine it’s contents. </text:p>
      <text:h text:style-name="Heading_20_2" text:outline-level="2">Validate the example.premises Premises Document </text:h>
      <text:p text:style-name="Text_20_body_20_indent">Select the root node of the example.premises Premises Document. (The root node is a Premises Element and it is called Simple Valley Ranch.) <text:s/>Right click and select <text:span text:style-name="T1">Validate</text:span> from the pull down menu. If you’ve followed along with this GettingStarted document, you should be presented with a Validation Problems dialog. <text:s/>You can look at the details in the <text:s/>dialog if you wish, but pressing the <text:span text:style-name="T1">OK</text:span> button will save those error messages to the Problems View. <text:s/>The Problems View is located below the Editor area of the workbench in the tabbed view area. <text:s/>The errors shown in the Validation Problems dialog and the ones shown in the Problems View are telling you that one or more parts (Elements) of the example.premises document is failing one or more of the model validation constraints associated with Premises documents. <text:s/>In other words the example.premises Premises document is not considered a Valid Premises document for the default use cases. </text:p>
      <text:h text:style-name="Heading_20_2" text:outline-level="2">Change the user preferences for validating your Premises documents. </text:h>
      <text:p text:style-name="Text_20_body_20_indent">Menu Window | Preferences; Model Validation, Tracker Constraints. <text:s/>In the Constraint categories tree deselect the Vernon County Fair Constraint (It’s a child of the Tracker Constraints node.) and select the OK dialog button. </text:p>
      <text:p text:style-name="Text_20_body_20_indent">You should now be able to Validate the example.premises Premises Document and the problems previously noted in the Problems View will go away. </text:p>
      <text:h text:style-name="Heading_20_2" text:outline-level="2">Use the Query View to select elements in the Premises documents.</text:h>
      <text:p text:style-name="Text_20_body_20_indent">When you created the example project, the Tracker Example Project Wizard also added some example queries to the Queries View. <text:s/>These queries are examples intended to get you familiar with using the Tracker's advanced query functionality. <text:s/>Select the Query named 'Animal 342' with your mouse and execute the query by selecting the 'Execute' button at the bottom of the Queryies View or the fat arrow tool in the Query View toolbar to the right of the Query View tab. <text:s text:c="2"/>You should see that an animal with the Animal.id='840456789012342' is selected. <text:s/>Note that is just what the query is set to find self.id='840456789012342'. <text:s/>You have just used your first query. <text:s/></text:p>
      <text:p text:style-name="Text_20_body_20_indent">Some of the queries will find elements in the document and others will not. <text:s/>You can experiment with these queries and add your own custom queries by hitting the 'Add a New Query' toolbutton in the Query View toolbar. <text:s/>To delete queries use the 'Delete selected Query Items' toolbutton. <text:s/></text:p>
      <text:p text:style-name="Text_20_body_20_indent">Note: If you want to re - add these example queries to the Query View, the Query View menu contains a menu item called 'Add Example Queries'. </text:p>
      <text:h text:style-name="Heading_20_2" text:outline-level="2">Add a Reader to read tagIds into your Premises documents.</text:h>
      <text:p text:style-name="Text_20_body_20_indent">So you would like to see Tracker process external tagIDs and add them to the Premises document?</text:p>
      <text:p text:style-name="Text_20_body_20_indent">The Readers View is a container for one or more Event Readers. <text:s/>An Event Reader is a I/O process that reads external tagIDs, associates them with Animals and Events, and then adds them to a Premises document. <text:s/></text:p>
      <text:p text:style-name="Text_20_body_20_indent">To see a demonstration of how Readers add tagId Events to the Premises document select the Reader View tab and then the 'Add a New Reader' toolbar button in the Reader View toolbar. <text:s text:c="2"/></text:p>
      <text:p text:style-name="Text_20_body_20_indent">You will be presented with a Wizard page for selecting an Animal template to associate with received incoming TagIds. <text:s/>Select the example.animal and hit the wizard's next button. </text:p>
      <text:p text:style-name="Text_20_body_20_indent">At the Select an Event Reader wizard page, you will see a list of all the Event Readers associated with your instance of the Tracker. <text:s/>We want to generate some 'mocked up' events for this demo, so select the GeneratingReader and the next button. <text:s/></text:p>
      <text:p text:style-name="Text_20_body_20_indent">At the 'Rate of Event Generation' page move the slider to 10 seconds to specify to the GeneratingReader that you would like it to generate a randomly selected event from a capture.tags file every 10 seconds. <text:s/></text:p>
      <text:p text:style-name="Text_20_body_20_indent">Select next button and select the capture.tags file that was created by the Tracker Example Project Wizard. </text:p>
      <text:p text:style-name="Text_20_body_20_indent">Now every 10 seconds a tagId chosen randomly from the capture.tags file, will be processed by the Event GeneratingReader, which will associate it with the example.animal template and then sent it to the Tracker Transaction Editor. <text:s/>You can observe this best by watching the Tracker Transaction Editor Event History tab, select the column header 'Date of Event'. <text:s/>As the events arrive they will be added as rows in the table.</text:p>
      <text:p text:style-name="Text_20_body_20_indent">Note: You can have multiple Readers receiving and processing events. <text:s/></text:p>
      <text:h text:style-name="Heading_20_2" text:outline-level="2">Simplify the workspace </text:h>
      <text:p text:style-name="Text_20_body_20_indent">The default Tracker perspective splits the workbench into four parts, the Navigator, the Editor area, the Tabbed View Area, and the Outline view. </text:p>
      <text:p text:style-name="Text_20_body_20_indent">To simplify the workspace and to show the minimum set of tools you need for editing Premises Documents, minimize the Navigator, the Outline view, and the Tabbed View area, leaving just the Editor taking up all the space in the workbench. Now from within the Tracker Editor select any node, right click and choose ‘Show Properties View’ to visualize the Properties View below the Editor. <text:s/>If you like you can drag the Properties View to an alternate position on the workbench. (Tip - To the right of the Tracker Editor looks nice.)</text:p>
      <text:p text:style-name="Text_20_body_20_indent">You now have the minimum set of tools (Tracker Editor and Properties View) you need for exploring, editing, validating and saving Premises documents.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hn Conlon</meta:initial-creator>
    <meta:creation-date>2008-02-21T15:03:34</meta:creation-date>
    <dc:creator>John Conlon</dc:creator>
    <dc:date>2008-03-17T15:40:29</dc:date>
    <dc:language>en-US</dc:language>
    <meta:editing-cycles>5</meta:editing-cycles>
    <meta:editing-duration>PT1H46M29S</meta:editing-duration>
    <meta:user-defined meta:name="Info 1"/>
    <meta:user-defined meta:name="Info 2"/>
    <meta:user-defined meta:name="Info 3"/>
    <meta:user-defined meta:name="Info 4"/>
    <meta:document-statistic meta:table-count="0" meta:image-count="0" meta:object-count="0" meta:page-count="3" meta:paragraph-count="41" meta:word-count="1402" meta:character-count="8543"/>
  </office:meta>
</office:document-meta>
</file>